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5cm" svg:height="7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19cm" svg:y="6.5cm">
          <text:p text:style-name="P1">Средство </text:p>
          <text:p text:style-name="P1">подготовки данны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3cm" svg:x="13cm" svg:y="6.5cm">
          <text:p text:style-name="P1">Файл </text:p>
          <text:p text:style-name="P1">с частотам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5cm" svg:height="2cm" svg:x="2.5cm" svg:y="6.5cm">
          <text:p text:style-name="P1">Token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8cm" svg:y="6.5cm">
          <text:p text:style-name="P1">SVM</text:p>
          <text:p text:style-name="P1">обуче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cm" svg:height="2.5cm" svg:x="13.5cm" svg:y="13cm">
          <text:p text:style-name="P1">Модел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cm" svg:height="2.5cm" svg:x="13.5cm" svg:y="10cm">
          <text:p text:style-name="P1">Описание</text:p>
          <text:p text:style-name="P1">модел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2cm" svg:x="20cm" svg:y="10cm">
          <text:p text:style-name="P1">Векторы писе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cm" svg:height="2cm" svg:x="21.5cm" svg:y="13cm">
          <text:p text:style-name="P1">SVM-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7cm" svg:y="9cm">
          <text:p text:style-name="P1">SVM</text:p>
          <text:p text:style-name="P1">классифика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7cm" svg:y1="7.5cm" svg:x2="8cm" svg:y2="7.5cm">
          <text:p/>
        </draw:line>
        <draw:line draw:style-name="gr6" draw:text-style-name="P1" draw:layer="layout" svg:x1="17.5cm" svg:y1="8cm" svg:x2="19cm" svg:y2="8cm">
          <text:p/>
        </draw:line>
        <draw:custom-shape draw:style-name="gr7" draw:text-style-name="P1" draw:layer="layout" svg:width="5.5cm" svg:height="3cm" svg:x="7cm" svg:y="18.5cm">
          <text:p text:style-name="P1">libs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.5cm" svg:x="7.5cm" svg:y="12.5cm">
          <text:p text:style-name="P1">Век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1.5cm" svg:x="4cm" svg:y="14cm">
          <text:p text:style-name="P1">Оценк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3.5cm" svg:y1="9cm" svg:x2="23.5cm" svg:y2="10cm">
          <text:p/>
        </draw:line>
        <draw:line draw:style-name="gr6" draw:text-style-name="P1" draw:layer="layout" svg:x1="23cm" svg:y1="12cm" svg:x2="23cm" svg:y2="13cm">
          <text:p/>
        </draw:line>
        <draw:line draw:style-name="gr6" draw:text-style-name="P1" draw:layer="layout" svg:x1="21.5cm" svg:y1="14cm" svg:x2="17.5cm" svg:y2="14.5cm">
          <text:p/>
        </draw:line>
        <draw:line draw:style-name="gr6" draw:text-style-name="P1" draw:layer="layout" svg:x1="19.5cm" svg:y1="9cm" svg:x2="17cm" svg:y2="10.5cm">
          <text:p/>
        </draw:line>
        <draw:line draw:style-name="gr6" draw:text-style-name="P1" draw:layer="layout" svg:x1="14cm" svg:y1="15cm" svg:x2="10.5cm" svg:y2="18.5cm">
          <text:p/>
        </draw:line>
        <draw:line draw:style-name="gr6" draw:text-style-name="P1" draw:layer="layout" svg:x1="9.5cm" svg:y1="14cm" svg:x2="9.5cm" svg:y2="18.5cm">
          <text:p/>
        </draw:line>
        <draw:line draw:style-name="gr6" draw:text-style-name="P1" draw:layer="layout" svg:x1="9.5cm" svg:y1="11cm" svg:x2="9.5cm" svg:y2="12.5cm">
          <text:p/>
        </draw:line>
        <draw:line draw:style-name="gr6" draw:text-style-name="P1" draw:layer="layout" svg:x1="5.5cm" svg:y1="8.5cm" svg:x2="7cm" svg:y2="9.5cm">
          <text:p/>
        </draw:line>
        <draw:line draw:style-name="gr6" draw:text-style-name="P1" draw:layer="layout" svg:x1="8cm" svg:y1="18.5cm" svg:x2="6.5cm" svg:y2="15.5cm">
          <text:p/>
        </draw:line>
        <draw:custom-shape draw:style-name="gr4" draw:text-style-name="P1" xml:id="id2" draw:id="id2" draw:layer="layout" svg:width="4cm" svg:height="1.5cm" svg:x="2.5cm" svg:y="10cm">
          <text:p text:style-name="P1">Обработка </text:p>
          <text:p text:style-name="P1">результат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5.5cm" svg:y1="14cm" svg:x2="4.5cm" svg:y2="11.5cm">
          <text:p/>
        </draw:line>
        <draw:custom-shape draw:style-name="gr8" draw:text-style-name="P1" draw:layer="layout" svg:width="8.5cm" svg:height="4.5cm" svg:x="2cm" svg:y="23cm">
          <text:p text:style-name="P1">Письмо с заголовками</text:p>
          <text:p text:style-name="P1">о проверке спам-фильтро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layer="layout" svg:width="3.034cm" svg:height="0.962cm" svg:x="5.5cm" svg:y="5.5cm">
          <draw:text-box>
            <text:p>libdspam</text:p>
          </draw:text-box>
        </draw:frame>
        <draw:line draw:style-name="gr6" draw:text-style-name="P1" draw:layer="layout" svg:x1="11.5cm" svg:y1="7cm" svg:x2="13cm" svg:y2="8cm">
          <text:p/>
        </draw:line>
        <draw:custom-shape draw:style-name="gr8" draw:text-style-name="P1" xml:id="id1" draw:id="id1" draw:layer="layout" svg:width="7cm" svg:height="3cm" svg:x="3cm" svg:y="1.5cm">
          <text:p text:style-name="P1">Письм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cm" svg:y1="4.5cm" svg:x2="4cm" svg:y2="6.5cm">
          <text:p/>
        </draw:line>
        <draw:line draw:style-name="gr6" draw:text-style-name="P1" draw:layer="layout" svg:x1="13.5cm" svg:y1="11cm" svg:x2="12cm" svg:y2="10.5cm">
          <text:p/>
        </draw:line>
        <draw:line draw:style-name="gr6" draw:text-style-name="P1" draw:layer="layout" svg:x1="3cm" svg:y1="11.5cm" svg:x2="5.5cm" svg:y2="23cm">
          <text:p/>
        </draw:line>
        <draw:connector draw:style-name="gr6" draw:text-style-name="P1" draw:layer="layout" draw:type="curve" svg:x1="3cm" svg:y1="3cm" svg:x2="2.5cm" svg:y2="10.75cm" draw:start-shape="id1" draw:end-shape="id2" draw:end-glue-point="3" svg:d="m3000 3000c-1501 0-1251 7750-500 7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1T11:37:02</meta:creation-date>
    <dc:date>2011-05-12T11:01:08</dc:date>
    <meta:editing-duration>PT10M39S</meta:editing-duration>
    <meta:editing-cycles>3</meta:editing-cycles>
    <meta:generator>LibreOffice/3.3$Unix LibreOffice_project/330m19$Build-202</meta:generator>
    <meta:document-statistic meta:object-count="34"/>
  </office:meta>
</office:document-meta>
</file>